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serif" svg:font-family="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style:font-name="Times New Roman" fo:font-size="10.5pt"/>
    </style:style>
    <style:style style:name="P2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6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8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1.249cm" style:auto-text-indent="false" style:writing-mode="lr-tb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.5pt"/>
    </style:style>
    <style:style style:name="T1" style:family="text">
      <style:text-properties style:font-name="Times New Roman" fo:font-size="11pt"/>
    </style:style>
    <style:style style:name="T2" style:family="text">
      <style:text-properties style:font-name="Times New Roman" fo:font-size="10pt"/>
    </style:style>
    <style:style style:name="T3" style:family="text">
      <style:text-properties fo:font-size="11pt"/>
    </style:style>
    <style:style style:name="T4" style:family="text">
      <style:text-properties fo:font-variant="normal" fo:text-transform="none" fo:color="#00000a" style:font-name="Times New Roman" fo:font-size="11pt" fo:font-style="normal" fo:font-weight="normal"/>
    </style:style>
    <style:style style:name="T5" style:family="text">
      <style:text-properties fo:font-variant="normal" fo:text-transform="none" fo:color="#00000a" style:font-name="Times New Roman" fo:font-size="11pt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0a" style:font-name="Times New Roman1" fo:font-size="11pt" fo:font-style="normal" fo:font-weight="normal"/>
    </style:style>
    <style:style style:name="T7" style:family="text">
      <style:text-properties fo:font-variant="normal" fo:text-transform="none" fo:color="#00000a" style:font-name="Times New Roman1" fo:font-size="11pt" fo:font-style="normal" fo:font-weight="normal" style:font-size-asian="11pt" style:font-size-complex="11pt"/>
    </style:style>
    <style:style style:name="T8" style:family="text">
      <style:text-properties fo:font-variant="normal" fo:text-transform="none" fo:color="#00000a" fo:font-size="11pt" fo:font-style="normal" fo:font-weight="normal"/>
    </style:style>
    <style:style style:name="T9" style:family="text">
      <style:text-properties fo:font-variant="normal" fo:text-transform="none" fo:color="#00000a" style:font-name="Times New Roman2" fo:font-size="11pt" fo:font-style="normal" fo:font-weight="normal"/>
    </style:style>
    <style:style style:name="T10" style:family="text">
      <style:text-properties fo:font-variant="normal" fo:text-transform="none" fo:color="#00000a" style:font-name="Times New Roman2" fo:font-size="11pt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a" style:font-name="Times New Roman2" fo:font-style="normal" fo:font-weight="normal"/>
    </style:style>
    <style:style style:name="T12" style:family="text">
      <style:text-properties fo:font-variant="normal" fo:text-transform="none" fo:color="#00000a" style:font-name="Times New Roman2" fo:font-size="12pt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serif" fo:font-size="12pt" fo:font-style="normal" fo:font-weight="normal"/>
    </style:style>
    <style:style style:name="T14" style:family="text">
      <style:text-properties fo:font-variant="normal" fo:text-transform="none" fo:font-style="normal" fo:font-weight="normal"/>
    </style:style>
    <style:style style:name="T15" style:family="text">
      <style:text-properties fo:font-variant="normal" fo:text-transform="none" fo:color="#800000" style:font-name="Times New Roman" fo:font-size="11pt" fo:font-style="normal" fo:font-weight="normal"/>
    </style:style>
    <style:style style:name="T16" style:family="text">
      <style:text-properties fo:font-variant="normal" fo:text-transform="none" fo:font-size="12pt" fo:font-style="normal" fo:font-weight="normal"/>
    </style:style>
    <style:style style:name="T17" style:family="text">
      <style:text-properties fo:font-variant="normal" fo:text-transform="none" style:font-name="Times New Roman2" fo:font-size="12pt" fo:font-style="normal" fo:font-weight="normal"/>
    </style:style>
    <style:style style:name="T18" style:family="text">
      <style:text-properties fo:font-variant="normal" fo:text-transform="none" style:font-name="Times New Roman2" fo:font-size="12pt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Times New Roman2" fo:font-style="normal" fo:font-weight="normal"/>
    </style:style>
    <style:style style:name="T20" style:family="text"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Times New Roman1" fo:font-size="11pt" fo:font-style="normal" fo:font-weight="normal"/>
    </style:style>
    <style:style style:name="T22" style:family="text">
      <style:text-properties officeooo:rsid="0006151a"/>
    </style:style>
    <style:style style:name="T23" style:family="text">
      <style:text-properties fo:color="#800000"/>
    </style:style>
    <style:style style:name="T24" style:family="text">
      <style:text-properties style:font-name="Times New Roman1" fo:font-size="11pt"/>
    </style:style>
    <style:style style:name="T25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ta-se de embargos de declaração interpostos pela defesa do apenado acima nominado, em face da decisão de evento 205, sob a alegação de que a referida decisão incidiu em contradição ao deixar de observar o acórdão de evento <text:span text:style-name="T22">154.1</text:span>, que determinou o uso de frações distintas para o crime comum e hediondo, aplicando a lei mais benéfica em sua integralidade.</text:p>
      <text:p text:style-name="P3">Relatados.</text:p>
      <text:p text:style-name="P3">Com razão o embargante.</text:p>
      <text:p text:style-name="P4">Isso porque a decisão anterior em igual sentido, evento 167, foi agravada e reformada pelo Tribunal, que determinou a aplicação da lei mais benéfica ao apenado, vedando a combinação das leis, conforme jurisprudência consolidada do STJ, determinando, por fim, a aplicação da redação anterior ao pacote anticrime <text:span text:style-name="T23">(evento 192.2).</text:span></text:p>
      <text:p text:style-name="P2"><text:span text:style-name="Strong_20_Emphasis"><text:span text:style-name="T4">Ante o exposto, reconheço a contradição alegada e dou provimento aos embargos de declaração para fazer cumprir o acórdão de evento </text:span></text:span><text:span text:style-name="Strong_20_Emphasis"><text:span text:style-name="T15">192.2.</text:span></text:span></text:p>
      <text:p text:style-name="P10"><text:span text:style-name="Strong_20_Emphasis"><text:span text:style-name="T4">Contudo, em razão de haver erro material no cálculo da decisão que determinou a aplicação de 2/5 para o crime hediondo e 1/6 para o crime comum, determino a aplicação da fração de 3/5 para o crime hediondo e 1/6 para o crime comum, </text:span></text:span><text:span text:style-name="T5">face a reincidência genérica do apenado</text:span><text:span text:style-name="Strong_20_Emphasis"><text:span text:style-name="T4">, sendo nesse a jurisprudência pacífica do do STJ, conforme citado na própria decisão (vide o cálculo do </text:span></text:span><text:span text:style-name="T13">AgRg no HC 721.925/SC</text:span><text:span text:style-name="T14">). </text:span></text:p>
      <text:p text:style-name="P5">P.R.I. Atualize-se a GEP. Ciência ao MP.</text:p>
      <text:p text:style-name="Text_20_body"><text:line-break/></text:p>
      <text:p text:style-name="Text_20_body"/>
      <text:p text:style-name="P2"><text:span text:style-name="Strong_20_Emphasis"><text:span text:style-name="T7">Trata-se de embargos de declaração interpostos pelo apenado, em face da decisão de evento 169, sob a alegação de que incidira em contradição ao deixar de observar o acórdão de evento 154.1, que determinou o cômputo isolado para cada crime, aplicando a lei mais benéfica em sua integralidade.</text:span></text:span></text:p>
      <text:p text:style-name="P6">Relatados.</text:p>
      <text:p text:style-name="P6">Com razão o embargante.</text:p>
      <text:p text:style-name="P7">Isso porque a decisão anterior em igual sentido, evento 118, foi agravada e reformada pelo Tribunal, que determinou a aplicação da lei mais benéfica ao apenado, vedando a combinação das leis, conforme jurisprudência consolidada do STJ, determinando, por fim, a aplicação da redação anterior ao pacote anticrime (evento 154.1).</text:p>
      <text:p text:style-name="P2"><text:span text:style-name="Strong_20_Emphasis"><text:span text:style-name="T6">Ante o exposto, reconheço o erro alegado e dou provimento aos embargos de declaração para fazer cumprir o acórdão de evento 154.1.</text:span></text:span></text:p>
      <text:p text:style-name="P2"><text:span text:style-name="Strong_20_Emphasis"><text:span text:style-name="T6">Contudo, em razão de haver erro material no cálculo da decisão que determinou a aplicação de 2/5 para o crime hediondo e 1/6 para o crime comum, quando a jurisprudência pacífica do STJ aplica 3/5 ao reincidente genérico na lei anterior (vide o cálculo do </text:span></text:span><text:span text:style-name="T21">AgRg no HC 721.925/SC)</text:span><text:span text:style-name="Strong_20_Emphasis"><text:span text:style-name="T6">, determino a aplicação do pacote anticrime, por ser mais benéfico ao apenado, que é primário em crime hediondo, primário em crime cometido com violência e primário em crime cometido sem violência, aplicando respectivamente, 40%, 25% e 16%, conforme o caso</text:span></text:span><text:span text:style-name="T21">. </text:span></text:p>
      <text:p text:style-name="P2"><text:span text:style-name="Strong_20_Emphasis"><text:span text:style-name="T6">Após a atualização da GEP, solicite-se novo ACC e voltem-me os autos para decidir acerca da progressão de regime.</text:span></text:span></text:p>
      <text:p text:style-name="P2"><text:span text:style-name="Strong_20_Emphasis"><text:span text:style-name="T6">Cumpra-se com urgência..</text:span></text:span></text:p>
      <text:p text:style-name="P1">Natal, 26 de julho de 2022.</text:p>
      <text:p text:style-name="P11"><text:soft-page-break/>Henrique Baltazar Vilar dos Santos</text:p>
      <text:p text:style-name="P11">Juiz de Direito</text:p>
      <text:p text:style-name="P2"><text:span text:style-name="Strong_20_Emphasis"><text:span text:style-name="T10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serif" svg:font-family="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08:04:48.354000000</meta:creation-date>
    <dc:date>2022-07-28T09:31:15.214000000</dc:date>
    <meta:editing-duration>PT15M45S</meta:editing-duration>
    <meta:editing-cycles>1</meta:editing-cycles>
    <meta:document-statistic meta:table-count="0" meta:image-count="0" meta:object-count="0" meta:page-count="2" meta:paragraph-count="20" meta:word-count="463" meta:character-count="2823" meta:non-whitespace-character-count="2374"/>
    <meta:generator>LibreOffice/5.3.1.2$Windows_X86_64 LibreOffice_project/e80a0e0fd1875e1696614d24c32df0f95f03deb2</meta:generator>
  </office:meta>
</office:document-meta>
</file>